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abb6b" officeooo:paragraph-rsid="001abb6b"/>
    </style:style>
    <style:style style:name="P2" style:family="paragraph" style:parent-style-name="Standard">
      <style:text-properties officeooo:rsid="001ae4af" officeooo:paragraph-rsid="001ae4af"/>
    </style:style>
    <style:style style:name="P3" style:family="paragraph" style:parent-style-name="Standard">
      <style:text-properties officeooo:rsid="00212505" officeooo:paragraph-rsid="00212505"/>
    </style:style>
    <style:style style:name="P4" style:family="paragraph" style:parent-style-name="Standard">
      <style:text-properties officeooo:rsid="00244960" officeooo:paragraph-rsid="00244960"/>
    </style:style>
    <style:style style:name="T1" style:family="text">
      <style:text-properties officeooo:rsid="001ccccd"/>
    </style:style>
    <style:style style:name="T2" style:family="text">
      <style:text-properties officeooo:rsid="00218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uerst einmal geht die Iteration zum Fixpunkt.</text:p>
      <text:p text:style-name="P2"/>
      <text:p text:style-name="P3">Wozu man die Iteration zum Fixpunkt braucht:</text:p>
      <text:p text:style-name="P3">Iteration im projektiven Raum.</text:p>
      <text:p text:style-name="P4">Chemisches Gleichgewicht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2:35:27.637717490</meta:creation-date>
    <meta:generator>LibreOffice/7.4.7.2$Linux_X86_64 LibreOffice_project/40$Build-2</meta:generator>
    <dc:date>2023-11-23T02:06:27.287996921</dc:date>
    <meta:editing-duration>PT28M2S</meta:editing-duration>
    <meta:editing-cycles>11</meta:editing-cycles>
    <meta:document-statistic meta:table-count="0" meta:image-count="0" meta:object-count="0" meta:page-count="1" meta:paragraph-count="4" meta:word-count="20" meta:character-count="145" meta:non-whitespace-character-count="129"/>
  </office:meta>
</office:document-meta>
</file>